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7.5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fo:font-size="11pt" style:font-size-asian="11pt" style:font-size-complex="11pt" style:font-weight-asian="bold" style:font-weight-complex="bold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a-luke-vader</text:p>
          </table:table-cell>
          <table:table-cell table:style-name="ce411" office:value-type="string" calcext:value-type="string">
            <text:p>som-star_wars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c-vader</text:p>
          </table:table-cell>
          <table:table-cell table:style-name="ce411" office:value-type="string" calcext:value-type="string">
            <text:p>som-vader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d-padme-anakin-luke</text:p>
          </table:table-cell>
          <table:table-cell table:style-name="ce411" office:value-type="string" calcext:value-type="string">
            <text:p>som-leia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e-anakin-vader-ffm</text:p>
          </table:table-cell>
          <table:table-cell table:style-name="ce411" office:value-type="string" calcext:value-type="string">
            <text:p>som-sheev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b-elizabeth</text:p>
          </table:table-cell>
          <table:table-cell table:style-name="ce411" office:value-type="string" calcext:value-type="string">
            <text:p>som-elizabeth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10-05" calcext:value-type="date">
            <text:p>10-05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c-bernie</text:p>
          </table:table-cell>
          <table:table-cell table:style-name="ce411" office:value-type="string" calcext:value-type="string">
            <text:p>som-bernie</text:p>
          </table:table-cell>
          <table:table-cell table:style-name="ce418" office:value-type="date" office:date-value="2020-10-05" calcext:value-type="date">
            <text:p>10-05</text:p>
          </table:table-cell>
          <table:table-cell table:style-name="ce525" office:value-type="time" office:time-value="PT08H30M00S" calcext:value-type="time">
            <text:p>08:30 AM</text:p>
          </table:table-cell>
          <table:table-cell table:style-name="ce418" office:value-type="date" office:date-value="2020-10-05" calcext:value-type="date">
            <text:p>10-05</text:p>
          </table:table-cell>
          <table:table-cell table:style-name="ce525" office:value-type="time" office:time-value="PT08H30M00S" calcext:value-type="time">
            <text:p>08:30 AM</text:p>
          </table:table-cell>
          <table:table-cell table:style-name="ce418" office:value-type="date" office:date-value="2020-10-05" calcext:value-type="date">
            <text:p>10-05</text:p>
          </table:table-cell>
          <table:table-cell table:style-name="ce525" office:value-type="time" office:time-value="PT08H30M00S" calcext:value-type="time">
            <text:p>08:30 AM</text:p>
          </table:table-cell>
          <table:table-cell table:style-name="ce418" office:value-type="date" office:date-value="2020-10-05" calcext:value-type="date">
            <text:p>10-05</text:p>
          </table:table-cell>
          <table:table-cell table:style-name="ce525" office:value-type="time" office:time-value="PT08H30M00S" calcext:value-type="time">
            <text:p>08:30 AM</text:p>
          </table:table-cell>
          <table:table-cell table:style-name="ce418" office:value-type="date" office:date-value="2020-10-05" calcext:value-type="date">
            <text:p>10-05</text:p>
          </table:table-cell>
          <table:table-cell table:style-name="ce525" office:value-type="time" office:time-value="PT08H30M00S" calcext:value-type="time">
            <text:p>08:30 AM</text:p>
          </table:table-cell>
          <table:table-cell table:style-name="ce418" office:value-type="date" office:date-value="2020-10-05" calcext:value-type="date">
            <text:p>10-05</text:p>
          </table:table-cell>
          <table:table-cell table:style-name="ce525" office:value-type="time" office:time-value="PT08H30M00S" calcext:value-type="time">
            <text:p>08:30 AM</text:p>
          </table:table-cell>
          <table:table-cell table:style-name="ce418" office:value-type="date" office:date-value="2020-10-05" calcext:value-type="date">
            <text:p>10-05</text:p>
          </table:table-cell>
          <table:table-cell table:style-name="ce525" office:value-type="time" office:time-value="PT08H30M00S" calcext:value-type="time">
            <text:p>08:30 A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19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2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2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4">Patrick Henry</text:span><text:span text:style-name="T25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6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6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4:47:48.384992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10-05T08:40:19.624891182</dc:date>
    <meta:editing-duration>P124DT3H15M34S</meta:editing-duration>
    <meta:editing-cycles>1503</meta:editing-cycles>
    <meta:document-statistic meta:table-count="12" meta:cell-count="3352" meta:object-count="0"/>
  </office:meta>
</office:document-meta>
</file>